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 Black" svg:font-family="'Source Serif Pro Black'" style:font-adornments="Black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5.315cm"/>
      <style:paragraph-properties style:writing-mode="lr-tb"/>
    </style:style>
    <style:style style:name="pr2" style:family="presentation" style:parent-style-name="Standard-subtitle">
      <style:graphic-properties draw:fill-color="#ffffff" fo:min-height="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-color="#ffffff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117ccb" loext:opacity="100%"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117ccb" loext:opacity="100%"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3" draw:layer="layout" svg:width="12cm" svg:height="5.315cm" svg:x="1.5cm" svg:y="3.685cm" presentation:class="subtitle" presentation:user-transformed="true">
          <draw:text-box>
            <text:p text:style-name="P1"><text:span text:style-name="T1">Cahier des charges :</text:span></text:p>
            <text:p text:style-name="P1"><text:span text:style-name="T2"/></text:p>
            <text:p text:style-name="P2"><text:span text:style-name="T3">- Réaliser un jeu Pong, avec une balle et deux raquettes. </text:span></text:p>
            <text:p text:style-name="P2"><text:span text:style-name="T3">Au fil des fonctionnalités demandées dans le sujet, vous devrez réaliser des ateliers pour découvrir ou compléter des connaissances en Processing ou algorithmique</text:span></text:p>
          </draw:text-box>
        </draw:frame>
        <draw:frame presentation:style-name="pr1" draw:text-style-name="P5" draw:layer="layout" svg:width="11.6cm" svg:height="5.315cm" svg:x="14.9cm" svg:y="2.5cm">
          <draw:text-box>
            <text:p text:style-name="P4"><text:span text:style-name="T1">Livrables </text:span><text:span text:style-name="T4">:</text:span></text:p>
            <text:p text:style-name="P4"><text:span text:style-name="T5"/></text:p>
            <text:p text:style-name="P2"><text:span text:style-name="T3">- Document de conception sur le choix d’un algorithme </text:span></text:p>
          </draw:text-box>
        </draw:frame>
        <draw:frame presentation:style-name="pr2" draw:text-style-name="P8" draw:layer="layout" svg:width="12.1cm" svg:height="5cm" svg:x="1.4cm" svg:y="9cm">
          <draw:text-box>
            <text:p text:style-name="P6"><text:span text:style-name="T1">Méthodes/Technologies :</text:span></text:p>
            <text:p text:style-name="P7"><text:span text:style-name="T3"/></text:p>
            <text:p text:style-name="P7"><text:span text:style-name="T3">- Codage en java sur Processing</text:span></text:p>
            <text:p text:style-name="P7"><text:span text:style-name="T3">- Utilisation de classes</text:span> </text:p>
          </draw:text-box>
        </draw:frame>
        <draw:frame presentation:style-name="pr2" draw:text-style-name="P5" draw:layer="layout" svg:width="11.5cm" svg:height="5cm" svg:x="15cm" svg:y="9cm">
          <draw:text-box>
            <text:p text:style-name="P4"><text:span text:style-name="T1">Compétences :</text:span></text:p>
            <text:p text:style-name="P4"><text:span text:style-name="T2"/></text:p>
            <text:p text:style-name="P2"><text:span text:style-name="T3">- Utilisation de classes </text:span></text:p>
            <text:p text:style-name="P2"><text:span text:style-name="T3">- Programmation</text:span></text:p>
            <text:p text:style-name="P2"><text:span text:style-name="T3">- Design </text:span></text:p>
          </draw:text-box>
        </draw:frame>
        <draw:custom-shape draw:name="Shadow" draw:style-name="gr1" draw:text-style-name="P10" draw:layer="layout" svg:width="5.023cm" svg:height="2.511cm" svg:x="11.477cm" svg:y="0.989cm">
          <text:p text:style-name="P9"><text:span text:style-name="T6">Pong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 Black" svg:font-family="'Source Serif Pro Black'" style:font-adornments="Black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65" draw:display-name="Gradient 265" draw:style="linear" draw:start-color="#eeeeee" draw:end-color="#666666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1:07:35.472263570</meta:creation-date>
    <dc:date>2022-03-16T11:32:32.644795041</dc:date>
    <meta:editing-duration>PT13M56S</meta:editing-duration>
    <meta:editing-cycles>19</meta:editing-cycles>
    <meta:generator>LibreOffice/7.1.7.2$Linux_X86_64 LibreOffice_project/10$Build-2</meta:generator>
    <meta:document-statistic meta:object-count="28"/>
  </office:meta>
</office:document-meta>
</file>